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essageListener.on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MessageListener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Listener.flush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Listener.SimpleMessa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